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style:rotation-angle="9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6.1660416666667cm"/>
    </style:style>
    <style:style style:name="co4" style:family="table-column">
      <style:table-column-properties fo:break-before="auto" style:column-width="2.5929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02.7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ncuadre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Tareas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ácticas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amen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yecto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toevaluaciòn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00" table:formula="of:=SUM([.B1:.B5])" table:style-name="ce1">
            <text:p>100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Actividades" table:style-name="ta1"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1020" table:default-cell-style-name="ce2"/>
        <table:table-column table:style-name="co2" table:number-columns-repeated="15360" table:default-cell-style-name="ce1"/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3">
            <text:p>Ejercicios introductorios a python parte I</text:p>
          </table:table-cell>
          <table:table-cell office:value-type="string" table:style-name="ce3">
            <text:p/>
            <text:p>Ejercicios algoritmia (intro a python) parte II</text:p>
          </table:table-cell>
          <table:table-cell office:value-type="string" table:style-name="ce3">
            <text:p>Ejercicios algoritmia parte III (formato de cadenas y de valores numéricos)</text:p>
          </table:table-cell>
          <table:table-cell office:value-type="string" table:style-name="ce3">
            <text:p>Ejercicio “cultivos” lógica del do-while</text:p>
          </table:table-cell>
          <table:table-cell office:value-type="string" table:style-name="ce3">
            <text:p>Funciones parte I</text:p>
          </table:table-cell>
          <table:table-cell office:value-type="string" table:style-name="ce3">
            <text:p>Listas y tuplas parte I</text:p>
          </table:table-cell>
          <table:table-cell office:value-type="string" table:style-name="ce3">
            <text:p>Examen (piedra, papel o tijera)</text:p>
          </table:table-cell>
          <table:table-cell office:value-type="string" table:style-name="ce3">
            <text:p>Avance I, proyecto Web Python-Django</text:p>
          </table:table-cell>
          <table:table-cell office:value-type="string" table:style-name="ce3">
            <text:p>Práctica de agrupación de datos (minería de datos)</text:p>
          </table:table-cell>
          <table:table-cell office:value-type="string" table:style-name="ce3">
            <text:p>Manipulación de archivos en Python.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01 212459068 AYALA GONZALEZ LUIS ANGEL LTIN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90" table:style-name="ce2">
            <text:p>90</text:p>
          </table:table-cell>
          <table:table-cell office:value-type="float" office:value="95" table:style-name="ce2">
            <text:p>95</text:p>
          </table:table-cell>
          <table:table-cell office:value-type="float" office:value="100" table:style-name="ce2">
            <text:p>100</text:p>
          </table:table-cell>
          <table:table-cell office:value-type="float" office:value="95" table:style-name="ce2">
            <text:p>95</text:p>
          </table:table-cell>
          <table:table-cell office:value-type="float" office:value="90" table:style-name="ce2">
            <text:p>90</text:p>
          </table:table-cell>
          <table:table-cell office:value-type="float" office:value="100" table:style-name="ce2">
            <text:p>1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02 215818158 CARO NAVARRO ALBERTO LTIN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03 212679106 CATEDRAL ROJAS DANIA JACQUELINE LTIN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75" table:style-name="ce2">
            <text:p>75</text:p>
          </table:table-cell>
          <table:table-cell office:value-type="float" office:value="100" table:style-name="ce2">
            <text:p>1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04 215872217 COVARRUBIAS GONZALEZ LORENA LIZETH LTIN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2" table:style-name="ce2"/>
          <table:table-cell office:value-type="float" office:value="100" table:style-name="ce2">
            <text:p>1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05 215246723 FLORES GUTIERREZ RODRIGO LTIN</text:p>
          </table:table-cell>
          <table:table-cell office:value-type="float" office:value="100" table:style-name="ce2">
            <text:p>100</text:p>
          </table:table-cell>
          <table:table-cell table:number-columns-repeated="5" table:style-name="ce2"/>
          <table:table-cell office:value-type="float" office:value="90" table:style-name="ce2">
            <text:p>9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06 212460473 GARCIA CASTRO LUIS ANGEL LTIN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07 215818182 GARCIA VALLEJO MARIA ALEJANDRA LTIN</text:p>
          </table:table-cell>
          <table:table-cell table:style-name="ce2"/>
          <table:table-cell office:value-type="float" office:value="50" table:style-name="ce2">
            <text:p>50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85" table:style-name="ce2">
            <text:p>85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08 212670575 GOMEZ LOPEZ LUIS JAFET LTIN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80" table:style-name="ce2">
            <text:p>80</text:p>
          </table:table-cell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90" table:style-name="ce2">
            <text:p>90</text:p>
          </table:table-cell>
          <table:table-cell office:value-type="float" office:value="100" table:style-name="ce2">
            <text:p>1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09 215246758 GOMEZ RAMIREZ KARLA ALEJANDRA LTIN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70" table:style-name="ce2">
            <text:p>70</text:p>
          </table:table-cell>
          <table:table-cell table:style-name="ce2"/>
          <table:table-cell office:value-type="float" office:value="90" table:style-name="ce2">
            <text:p>9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10 212458207 GOMEZ SALAZAR OSWALDO ALEJANDRO LTIN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95" table:style-name="ce2">
            <text:p>95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11 214691138 GONZALEZ SANDOVAL MIRIAM GRIZEL LTIN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12 215818204 LOPEZ TAMAYO DIANA SARAY LTIN</text:p>
          </table:table-cell>
          <table:table-cell table:number-columns-repeated="5" table:style-name="ce2"/>
          <table:table-cell office:value-type="float" office:value="75" table:style-name="ce2">
            <text:p>7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13 212157444 MACIAS SANCHEZ FATIMA GUADALUPE LTIN</text:p>
          </table:table-cell>
          <table:table-cell table:number-columns-repeated="2" table:style-name="ce2"/>
          <table:table-cell office:value-type="float" office:value="90" table:style-name="ce2">
            <text:p>90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14 211044409 MARTIN BRAVO WALDO LTIN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2">
            <text:p>15 215818166 MENCHACA CASTRO JOSE IGNACIO LTIN</text:p>
          </table:table-cell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90" table:style-name="ce2">
            <text:p>90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16 214304746 OCAMPO SANDOVAL RAFAEL GUADALUPE LT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17 212381638 PASILLAS JIMENEZ LEONCIO DANIEL LTIN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90" table:style-name="ce2">
            <text:p>9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90" table:style-name="ce2">
            <text:p>90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18 304818555 PEREZ URIBE JONATHAN IVAN LTIN</text:p>
          </table:table-cell>
          <table:table-cell office:value-type="float" office:value="100" table:style-name="ce2">
            <text:p>100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19 214508597 RODRIGUEZ CASTRO MARIA DEL REFUGIO LTIN</text:p>
          </table:table-cell>
          <table:table-cell office:value-type="float" office:value="100" table:style-name="ce2">
            <text:p>100</text:p>
          </table:table-cell>
          <table:table-cell office:value-type="float" office:value="50" table:style-name="ce2">
            <text:p>50</text:p>
          </table:table-cell>
          <table:table-cell office:value-type="float" office:value="80" table:style-name="ce2">
            <text:p>80</text:p>
          </table:table-cell>
          <table:table-cell office:value-type="float" office:value="80" table:style-name="ce2">
            <text:p>80</text:p>
          </table:table-cell>
          <table:table-cell office:value-type="float" office:value="80" table:style-name="ce2">
            <text:p>80</text:p>
          </table:table-cell>
          <table:table-cell office:value-type="float" office:value="80" table:style-name="ce2">
            <text:p>80</text:p>
          </table:table-cell>
          <table:table-cell office:value-type="float" office:value="90" table:style-name="ce2">
            <text:p>9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0 212480539 SILVA MACIAS ITZEL NAYELI LTIN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90" table:style-name="ce2">
            <text:p>90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80" table:style-name="ce2">
            <text:p>80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21 210555728 SORIA DIAZ MONSERRAT ALEJANDRA LTIN</text:p>
          </table:table-cell>
          <table:table-cell office:value-type="float" office:value="100" table:style-name="ce2">
            <text:p>100</text:p>
          </table:table-cell>
          <table:table-cell table:number-columns-repeated="5" table:style-name="ce2"/>
          <table:table-cell office:value-type="float" office:value="85" table:style-name="ce2">
            <text:p>85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22 214508422 VERA MERINO LUIS FERNANDO LT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UTIÉRREZ MEZA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90" table:style-name="ce2">
            <text:p>90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GUTIÉRREZ FLORES <text:s/>RODRIGO</text:p>
          </table:table-cell>
          <table:table-cell table:number-columns-repeated="2" table:style-name="ce2"/>
          <table:table-cell office:value-type="float" office:value="80" table:style-name="ce2">
            <text:p>80</text:p>
          </table:table-cell>
          <table:table-cell table:number-columns-repeated="1020" table:style-name="ce2"/>
          <table:table-cell table:number-columns-repeated="15360"/>
        </table:table-row>
        <table:table-row table:number-rows-repeated="104854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castillo</dc:creator>
    <meta:creation-date>2018-08-15T14:43:09Z</meta:creation-date>
    <dc:date>2018-11-21T22:30:10Z</dc:date>
    <meta:editing-cycles>36</meta:editing-cycles>
    <meta:editing-duration>PT18572S</meta:editing-duration>
  </office:meta>
</office:document-meta>
</file>